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background-color="transparent"/>
    </style:style>
    <style:style style:name="P2" style:family="paragraph" style:parent-style-name="Standard">
      <style:paragraph-properties fo:text-align="center" style:justify-single-word="false"/>
      <style:text-properties fo:color="#000000" fo:background-color="transparent"/>
    </style:style>
    <style:style style:name="P3" style:family="paragraph" style:parent-style-name="Standard">
      <style:paragraph-properties style:line-height-at-least="0.503cm"/>
      <style:text-properties fo:color="#000000" fo:background-color="transparent"/>
    </style:style>
    <style:style style:name="P4" style:family="paragraph" style:parent-style-name="Standard">
      <style:text-properties fo:color="#000000" officeooo:rsid="002ffd5c" officeooo:paragraph-rsid="002ffd5c" fo:background-color="transparent"/>
    </style:style>
    <style:style style:name="P5" style:family="paragraph" style:parent-style-name="Standard">
      <style:text-properties fo:color="#000000" officeooo:rsid="002ffd5c" officeooo:paragraph-rsid="0039e19c" fo:background-color="transparent"/>
    </style:style>
    <style:style style:name="P6" style:family="paragraph" style:parent-style-name="Standard">
      <style:text-properties fo:color="#000000" officeooo:rsid="0039e19c" officeooo:paragraph-rsid="0039e19c" fo:background-color="transparent"/>
    </style:style>
    <style:style style:name="P7" style:family="paragraph" style:parent-style-name="Standard">
      <style:text-properties fo:color="#000000" officeooo:rsid="00491273" officeooo:paragraph-rsid="00491273" fo:background-color="transparent"/>
    </style:style>
    <style:style style:name="P8" style:family="paragraph" style:parent-style-name="Standard">
      <style:text-properties fo:color="#000000" officeooo:rsid="004bab5a" officeooo:paragraph-rsid="004bab5a" fo:background-color="transparent"/>
    </style:style>
    <style:style style:name="P9" style:family="paragraph" style:parent-style-name="Standard">
      <style:text-properties fo:color="#000000" officeooo:rsid="0059b9bb" officeooo:paragraph-rsid="0059b9bb" fo:background-color="transparent"/>
    </style:style>
    <style:style style:name="P10" style:family="paragraph" style:parent-style-name="Standard">
      <style:text-properties fo:color="#000000" style:font-name="Droid Sans Mono" fo:font-size="10.5pt" fo:font-weight="normal" fo:background-color="transparent"/>
    </style:style>
    <style:style style:name="P11" style:family="paragraph" style:parent-style-name="Standard">
      <style:paragraph-properties style:line-height-at-least="0.503cm"/>
      <style:text-properties fo:color="#000000" style:font-name="Droid Sans Mono" fo:font-size="10.5pt" fo:font-weight="normal" fo:background-color="transparent"/>
    </style:style>
    <style:style style:name="P12" style:family="paragraph" style:parent-style-name="Standard">
      <style:paragraph-properties style:line-height-at-least="0.503cm" fo:text-align="center" style:justify-single-word="false"/>
      <style:text-properties fo:color="#000000" style:font-name="Droid Sans Mono" fo:font-size="10.5pt" fo:font-weight="normal" fo:background-color="transparent"/>
    </style:style>
    <style:style style:name="P13" style:family="paragraph" style:parent-style-name="Standard">
      <style:text-properties fo:color="#000000" style:font-name="Droid Sans Mono" fo:font-size="10.5pt" fo:font-weight="normal" officeooo:rsid="004bab5a" officeooo:paragraph-rsid="004bab5a" fo:background-color="transparent"/>
    </style:style>
    <style:style style:name="P14" style:family="paragraph" style:parent-style-name="Standard">
      <style:text-properties fo:color="#000000" style:font-name="Droid Sans Mono" fo:font-size="10.5pt" fo:font-weight="normal" officeooo:rsid="0039e19c" officeooo:paragraph-rsid="0039e19c" fo:background-color="transparent"/>
    </style:style>
    <style:style style:name="P15" style:family="paragraph" style:parent-style-name="Standard">
      <style:text-properties fo:color="#6a9955" style:font-name="Droid Sans Mono" fo:font-size="10.5pt" fo:font-weight="normal" fo:background-color="#1e1e1e"/>
    </style:style>
    <style:style style:name="P16" style:family="paragraph" style:parent-style-name="Standard">
      <style:text-properties fo:color="#c9211e" fo:background-color="transparent"/>
    </style:style>
    <style:style style:name="P17" style:family="paragraph" style:parent-style-name="Standard">
      <style:paragraph-properties fo:text-align="center" style:justify-single-word="false"/>
      <style:text-properties fo:color="#c9211e" fo:background-color="transparent"/>
    </style:style>
    <style:style style:name="P18" style:family="paragraph" style:parent-style-name="Standard">
      <style:text-properties fo:color="#c9211e" officeooo:rsid="0039e19c" officeooo:paragraph-rsid="0039e19c" fo:background-color="transparent"/>
    </style:style>
    <style:style style:name="P19" style:family="paragraph" style:parent-style-name="Standard">
      <style:text-properties fo:color="#c9211e" officeooo:rsid="00491273" officeooo:paragraph-rsid="00491273" fo:background-color="transparent"/>
    </style:style>
    <style:style style:name="P20" style:family="paragraph" style:parent-style-name="Standard">
      <style:paragraph-properties style:line-height-at-least="0.503cm" fo:text-align="center" style:justify-single-word="false"/>
      <style:text-properties fo:color="#c9211e" style:font-name="Droid Sans Mono" fo:font-size="10.5pt" fo:font-weight="normal" fo:background-color="transparent"/>
    </style:style>
    <style:style style:name="P21" style:family="paragraph" style:parent-style-name="Standard">
      <style:text-properties fo:color="#c9211e" fo:font-size="15pt" fo:font-weight="bold" officeooo:rsid="002ffd5c" officeooo:paragraph-rsid="002ffd5c" fo:background-color="transparent" style:font-size-asian="15pt" style:font-weight-asian="bold" style:font-size-complex="15pt" style:font-weight-complex="bold"/>
    </style:style>
    <style:style style:name="P22" style:family="paragraph" style:parent-style-name="Standard">
      <style:text-properties fo:color="#d4d4d4" style:font-name="Droid Sans Mono" fo:font-size="10.5pt" fo:font-weight="normal" fo:background-color="#1e1e1e"/>
    </style:style>
    <style:style style:name="P23" style:family="paragraph" style:parent-style-name="Standard">
      <style:text-properties fo:color="#d4d4d4" style:font-name="Droid Sans Mono" fo:font-size="10.5pt" fo:font-weight="normal" officeooo:rsid="002ffd5c" officeooo:paragraph-rsid="0039e19c" fo:background-color="#1e1e1e"/>
    </style:style>
    <style:style style:name="P24" style:family="paragraph" style:parent-style-name="Standard">
      <style:text-properties fo:color="#d4d4d4" style:font-name="Droid Sans Mono" fo:font-size="10.5pt" fo:font-weight="normal" officeooo:rsid="00491273" officeooo:paragraph-rsid="00491273" fo:background-color="#1e1e1e"/>
    </style:style>
    <style:style style:name="P25" style:family="paragraph" style:parent-style-name="Standard">
      <style:paragraph-properties style:line-height-at-least="0.503cm"/>
      <style:text-properties fo:color="#d4d4d4" style:font-name="Droid Sans Mono" fo:font-size="10.5pt" fo:font-weight="normal" fo:background-color="#1e1e1e"/>
    </style:style>
    <style:style style:name="P26" style:family="paragraph" style:parent-style-name="Standard">
      <style:text-properties fo:color="#8d1d75" officeooo:rsid="002ffd5c" officeooo:paragraph-rsid="002ffd5c" fo:background-color="transparent"/>
    </style:style>
    <style:style style:name="P27" style:family="paragraph" style:parent-style-name="Standard">
      <style:text-properties fo:font-variant="normal" fo:text-transform="none" fo:color="#222222" style:font-name="apple-system" fo:font-size="12.75pt" fo:letter-spacing="normal" fo:font-style="normal" fo:font-weight="normal" officeooo:rsid="002ffd5c" officeooo:paragraph-rsid="002ffd5c" fo:background-color="transparent"/>
    </style:style>
    <style:style style:name="P28" style:family="paragraph" style:parent-style-name="Standard">
      <style:paragraph-properties style:line-height-at-least="0.503cm"/>
    </style:style>
    <style:style style:name="P29" style:family="paragraph" style:parent-style-name="Standard">
      <style:text-properties fo:color="#ff0000" officeooo:rsid="002ffd5c" officeooo:paragraph-rsid="0039e19c" fo:background-color="transparent"/>
    </style:style>
    <style:style style:name="P30" style:family="paragraph" style:parent-style-name="Standard">
      <style:text-properties fo:color="#00a933" officeooo:rsid="004bab5a" officeooo:paragraph-rsid="004bab5a" fo:background-color="transparent"/>
    </style:style>
    <style:style style:name="P31" style:family="paragraph" style:parent-style-name="Standard">
      <style:text-properties fo:color="#00a933" officeooo:rsid="0039e19c" officeooo:paragraph-rsid="0039e19c" fo:background-color="transparent"/>
    </style:style>
    <style:style style:name="P32" style:family="paragraph" style:parent-style-name="Standard">
      <style:text-properties fo:color="#00a933" officeooo:rsid="00491273" officeooo:paragraph-rsid="00491273" fo:background-color="transparent"/>
    </style:style>
    <style:style style:name="P33" style:family="paragraph" style:parent-style-name="Preformatted_20_Text">
      <loext:graphic-properties draw:fill="solid" draw:fill-color="#f2f2f2" draw:opacity="100%"/>
      <style:paragraph-properties fo:margin-left="0cm" fo:margin-right="0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source-code-pro" fo:font-size="12pt" fo:letter-spacing="normal" fo:font-style="normal" fo:font-weight="normal"/>
    </style:style>
    <style:style style:name="P34" style:family="paragraph" style:parent-style-name="Text_20_body">
      <style:paragraph-properties fo:margin-left="0cm" fo:margin-right="0cm" style:line-height-at-least="0.847cm" fo:orphans="2" fo:widows="2" fo:text-indent="0cm" style:auto-text-indent="false"/>
    </style:style>
    <style:style style:name="P35" style:family="paragraph" style:parent-style-name="Text_20_body">
      <style:text-properties fo:color="#000000" fo:background-color="transparent"/>
    </style:style>
    <style:style style:name="P36" style:family="paragraph" style:parent-style-name="Preformatted_20_Text" style:list-style-name="L2">
      <style:text-properties fo:font-variant="normal" fo:text-transform="none" fo:color="#000000" style:font-name="ui-monospace" fo:font-size="9.75pt" fo:letter-spacing="normal" fo:font-style="normal" fo:font-weight="normal" officeooo:rsid="003e588d" officeooo:paragraph-rsid="003e588d" fo:background-color="transparent"/>
    </style:style>
    <style:style style:name="P37" style:family="paragraph" style:parent-style-name="Standard" style:list-style-name="L1">
      <style:text-properties fo:font-variant="normal" fo:text-transform="none" fo:color="#222222" style:font-name="apple-system" fo:font-size="12.75pt" fo:letter-spacing="normal" fo:font-style="normal" fo:font-weight="normal" officeooo:rsid="00333077" officeooo:paragraph-rsid="00333077" fo:background-color="transparent"/>
    </style:style>
    <style:style style:name="P38" style:family="paragraph" style:parent-style-name="Standard" style:list-style-name="L2">
      <style:text-properties officeooo:paragraph-rsid="0042bd08"/>
    </style:style>
    <style:style style:name="P39" style:family="paragraph" style:parent-style-name="Standard" style:list-style-name="L2">
      <style:text-properties fo:color="#000000" officeooo:rsid="003e588d" officeooo:paragraph-rsid="0042bd08" fo:background-color="transparent"/>
    </style:style>
    <style:style style:name="P40" style:family="paragraph" style:parent-style-name="Standard">
      <style:text-properties fo:color="#000000" officeooo:rsid="0059b9bb" officeooo:paragraph-rsid="0059b9bb" fo:background-color="transparent"/>
    </style:style>
    <style:style style:name="P41" style:family="paragraph" style:parent-style-name="Standard">
      <style:text-properties fo:color="#000000" officeooo:rsid="0059b9bb" officeooo:paragraph-rsid="0059b9bb" fo:background-color="transparent"/>
    </style:style>
    <style:style style:name="P42" style:family="paragraph" style:parent-style-name="Standard">
      <style:text-properties fo:color="#000000" officeooo:rsid="005c5235" officeooo:paragraph-rsid="005c5235" fo:background-color="transparent"/>
    </style:style>
    <style:style style:name="P43" style:family="paragraph" style:parent-style-name="Standard">
      <style:paragraph-properties style:line-height-at-least="0.503cm"/>
      <style:text-properties fo:color="#000000" fo:background-color="transparent"/>
    </style:style>
    <style:style style:name="P44" style:family="paragraph" style:parent-style-name="Standard">
      <style:text-properties fo:color="#000000" officeooo:rsid="00693fad" officeooo:paragraph-rsid="00693fad" fo:background-color="transparent"/>
    </style:style>
    <style:style style:name="P45" style:family="paragraph" style:parent-style-name="Standard">
      <style:text-properties fo:color="#000000" officeooo:rsid="00693fad" officeooo:paragraph-rsid="00693fad" fo:background-color="transparent"/>
    </style:style>
    <style:style style:name="P46" style:family="paragraph" style:parent-style-name="Standard">
      <style:text-properties fo:color="#000000" officeooo:rsid="007168d5" officeooo:paragraph-rsid="007168d5" fo:background-color="transparent"/>
    </style:style>
    <style:style style:name="P47" style:family="paragraph" style:parent-style-name="Standard">
      <style:paragraph-properties style:line-height-at-least="0.503cm"/>
      <style:text-properties fo:color="#000000" style:font-name="Droid Sans Mono" fo:font-size="10.5pt" fo:font-weight="normal" officeooo:rsid="005c5235" officeooo:paragraph-rsid="005c5235" fo:background-color="transparent"/>
    </style:style>
    <style:style style:name="P48" style:family="paragraph" style:parent-style-name="Standard">
      <style:paragraph-properties style:line-height-at-least="0.503cm"/>
      <style:text-properties fo:color="#000000" style:font-name="Droid Sans Mono" fo:font-size="10.5pt" fo:font-weight="normal" officeooo:rsid="005c5235" officeooo:paragraph-rsid="005c5235" fo:background-color="transparent"/>
    </style:style>
    <style:style style:name="P49" style:family="paragraph" style:parent-style-name="Standard">
      <style:text-properties fo:color="#000000" style:font-name="Droid Sans Mono" fo:font-size="10.5pt" fo:font-weight="normal" officeooo:rsid="0059b9bb" officeooo:paragraph-rsid="0059b9bb" fo:background-color="transparent"/>
    </style:style>
    <style:style style:name="P50" style:family="paragraph" style:parent-style-name="Standard">
      <style:text-properties fo:color="#000000" style:font-name="Droid Sans Mono" fo:font-size="10.5pt" fo:font-weight="normal" officeooo:rsid="0059b9bb" officeooo:paragraph-rsid="005c5235" fo:background-color="transparent"/>
    </style:style>
    <style:style style:name="P51" style:family="paragraph" style:parent-style-name="Standard">
      <style:paragraph-properties style:line-height-at-least="0.503cm"/>
      <style:text-properties fo:color="#000000" style:font-name="Droid Sans Mono" fo:font-size="10.5pt" fo:font-weight="normal" fo:background-color="transparent"/>
    </style:style>
    <style:style style:name="P52" style:family="paragraph" style:parent-style-name="Standard">
      <style:text-properties fo:color="#000000" style:font-name="Droid Sans Mono" fo:font-size="10.5pt" fo:font-weight="normal" officeooo:paragraph-rsid="0059b9bb" fo:background-color="transparent"/>
    </style:style>
    <style:style style:name="P53" style:family="paragraph" style:parent-style-name="Standard">
      <style:text-properties fo:color="#000000" style:font-name="Droid Sans Mono" fo:font-size="10.5pt" fo:font-weight="normal" officeooo:rsid="00693fad" officeooo:paragraph-rsid="00693fad" fo:background-color="transparent"/>
    </style:style>
    <style:style style:name="P54" style:family="paragraph" style:parent-style-name="Standard">
      <style:paragraph-properties style:line-height-at-least="0.503cm"/>
      <style:text-properties fo:color="#000000" style:font-name="Droid Sans Mono" fo:font-size="10.5pt" fo:font-weight="normal" officeooo:rsid="006a7923" officeooo:paragraph-rsid="006a7923" fo:background-color="transparent"/>
    </style:style>
    <style:style style:name="P55" style:family="paragraph" style:parent-style-name="Standard">
      <style:paragraph-properties style:line-height-at-least="0.503cm"/>
      <style:text-properties fo:color="#000000" style:font-name="Droid Sans Mono" fo:font-size="10.5pt" fo:font-weight="bold" officeooo:rsid="006a7923" officeooo:paragraph-rsid="006a7923" fo:background-color="transparent" style:font-weight-asian="bold" style:font-weight-complex="bold"/>
    </style:style>
    <style:style style:name="P56" style:family="paragraph" style:parent-style-name="Standard">
      <style:paragraph-properties style:line-height-at-least="0.503cm"/>
      <style:text-properties fo:color="#d4d4d4" style:font-name="Droid Sans Mono" fo:font-size="10.5pt" fo:font-weight="normal" fo:background-color="#1e1e1e"/>
    </style:style>
    <style:style style:name="P57" style:family="paragraph" style:parent-style-name="Standard">
      <style:paragraph-properties style:line-height-at-least="0.503cm"/>
      <style:text-properties fo:color="#d4d4d4" style:font-name="Droid Sans Mono" fo:font-size="10.5pt" fo:font-weight="normal" officeooo:paragraph-rsid="005c5235" fo:background-color="#1e1e1e"/>
    </style:style>
    <style:style style:name="P58" style:family="paragraph" style:parent-style-name="Standard">
      <style:text-properties fo:color="#d4d4d4" style:font-name="Droid Sans Mono" fo:font-size="10.5pt" fo:font-weight="normal" officeooo:rsid="0059b9bb" officeooo:paragraph-rsid="0059b9bb" fo:background-color="#1e1e1e"/>
    </style:style>
    <style:style style:name="P59" style:family="paragraph" style:parent-style-name="Standard">
      <style:text-properties fo:color="#d4d4d4" style:font-name="Droid Sans Mono" fo:font-size="10.5pt" fo:font-weight="normal" officeooo:paragraph-rsid="0059b9bb" fo:background-color="#1e1e1e"/>
    </style:style>
    <style:style style:name="P60" style:family="paragraph" style:parent-style-name="Standard">
      <style:paragraph-properties style:line-height-at-least="0.503cm"/>
      <style:text-properties fo:color="#6a9955" style:font-name="Droid Sans Mono" fo:font-size="10.5pt" fo:font-weight="normal" fo:background-color="#1e1e1e"/>
    </style:style>
    <style:style style:name="P61" style:family="paragraph" style:parent-style-name="Standard">
      <style:paragraph-properties style:line-height-at-least="0.503cm"/>
    </style:style>
    <style:style style:name="P62" style:family="paragraph" style:parent-style-name="Standard">
      <style:paragraph-properties fo:text-align="center" style:justify-single-word="false"/>
      <style:text-properties fo:color="#ff4000" fo:font-weight="bold" officeooo:rsid="0059b9bb" officeooo:paragraph-rsid="0059b9bb" fo:background-color="transparent" style:font-weight-asian="bold" style:font-weight-complex="bold"/>
    </style:style>
    <style:style style:name="P63" style:family="paragraph" style:parent-style-name="Standard">
      <style:paragraph-properties fo:margin-top="0cm" fo:margin-bottom="0.499cm" loext:contextual-spacing="false" style:line-height-at-least="0.503cm"/>
      <style:text-properties fo:color="#000000" fo:background-color="transparent"/>
    </style:style>
    <style:style style:name="T1" style:family="text">
      <style:text-properties officeooo:rsid="000e87d4"/>
    </style:style>
    <style:style style:name="T2" style:family="text">
      <style:text-properties officeooo:rsid="0016a556"/>
    </style:style>
    <style:style style:name="T3" style:family="text">
      <style:text-properties officeooo:rsid="001db96f"/>
    </style:style>
    <style:style style:name="T4" style:family="text">
      <style:text-properties officeooo:rsid="00214c67"/>
    </style:style>
    <style:style style:name="T5" style:family="text">
      <style:text-properties style:font-name="Droid Sans Mono" fo:font-size="10.5pt" fo:font-weight="normal"/>
    </style:style>
    <style:style style:name="T6" style:family="text">
      <style:text-properties officeooo:rsid="0027364f"/>
    </style:style>
    <style:style style:name="T7" style:family="text">
      <style:text-properties fo:font-variant="normal" fo:text-transform="none" fo:color="#292929" style:font-name="source-serif-pro" fo:font-size="15pt" fo:font-style="normal" fo:font-weight="bold"/>
    </style:style>
    <style:style style:name="T8" style:family="text">
      <style:text-properties fo:font-variant="normal" fo:text-transform="none" fo:color="#292929" style:font-name="source-serif-pro" fo:font-size="15pt" fo:font-style="normal" fo:font-weight="bold" officeooo:rsid="002ed2e9"/>
    </style:style>
    <style:style style:name="T9" style:family="text">
      <style:text-properties fo:font-variant="normal" fo:text-transform="none" fo:color="#222222" style:font-name="apple-system" fo:font-size="12.75pt" fo:letter-spacing="normal" fo:font-style="normal" fo:font-weight="normal"/>
    </style:style>
    <style:style style:name="T10" style:family="text">
      <style:text-properties fo:font-variant="normal" fo:text-transform="none" fo:color="#222222" style:font-name="Monaco" fo:font-size="11.25pt" fo:letter-spacing="normal" fo:font-style="normal" fo:font-weight="normal"/>
    </style:style>
    <style:style style:name="T11" style:family="text">
      <style:text-properties fo:font-variant="normal" fo:text-transform="none" fo:color="#222222" fo:letter-spacing="normal"/>
    </style:style>
    <style:style style:name="T12" style:family="text">
      <style:text-properties fo:font-variant="normal" fo:text-transform="none" fo:color="#000000" style:font-name="ui-monospace" fo:font-size="9.75pt" fo:letter-spacing="normal" fo:font-style="normal" fo:font-weight="normal" officeooo:rsid="003e588d" fo:background-color="transparent" loext:char-shading-value="0"/>
    </style:style>
    <style:style style:name="T13" style:family="text">
      <style:text-properties fo:color="#9cdcfe"/>
    </style:style>
    <style:style style:name="T14" style:family="text">
      <style:text-properties fo:color="#dcdcaa"/>
    </style:style>
    <style:style style:name="T15" style:family="text">
      <style:text-properties fo:color="#ce9178"/>
    </style:style>
    <style:style style:name="T16" style:family="text">
      <style:text-properties fo:color="#4ec9b0"/>
    </style:style>
    <style:style style:name="T17" style:family="text">
      <style:text-properties fo:color="#6a9955"/>
    </style:style>
    <style:style style:name="T18" style:family="text">
      <style:text-properties officeooo:rsid="0039e19c"/>
    </style:style>
    <style:style style:name="T19" style:family="text">
      <style:text-properties fo:color="#000000" officeooo:rsid="003e588d" fo:background-color="transparent" loext:char-shading-value="0"/>
    </style:style>
    <style:style style:name="T20" style:family="text">
      <style:text-properties fo:color="#569cd6"/>
    </style:style>
    <style:style style:name="T21" style:family="text">
      <style:text-properties fo:color="#c586c0"/>
    </style:style>
    <style:style style:name="T22" style:family="text">
      <style:text-properties officeooo:rsid="003e588d"/>
    </style:style>
    <style:style style:name="T23" style:family="text">
      <style:text-properties officeooo:rsid="00491273"/>
    </style:style>
    <style:style style:name="T24" style:family="text">
      <style:text-properties officeooo:rsid="004ac9cf"/>
    </style:style>
    <style:style style:name="T25" style:family="text">
      <style:text-properties officeooo:rsid="0054960f"/>
    </style:style>
    <style:style style:name="T26" style:family="text">
      <style:text-properties officeooo:rsid="0059b9bb"/>
    </style:style>
    <style:style style:name="T27" style:family="text">
      <style:text-properties officeooo:rsid="005c5235"/>
    </style:style>
    <style:style style:name="T28" style:family="text">
      <style:text-properties fo:color="#808080"/>
    </style:style>
    <style:style style:name="T29" style:family="text">
      <style:text-properties officeooo:rsid="0060290f"/>
    </style:style>
    <style:style style:name="T30" style:family="text">
      <style:text-properties officeooo:rsid="0065a2fb"/>
    </style:style>
    <style:style style:name="T31" style:family="text">
      <style:text-properties officeooo:rsid="00693f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make relation in modal if you have multipal id in table -----------------</text:span></text:p>
      <text:p text:style-name="P11"/>
      <text:p text:style-name="P11">public function cleaner()</text:p>
      <text:p text:style-name="P11">{</text:p>
      <text:p text:style-name="P11">return $this-&gt;belongsTo(User::class, 'cleaner_id', 'id');</text:p>
      <text:p text:style-name="P11">}</text:p>
      <text:p text:style-name="P12"/>
      <text:p text:style-name="P2"/>
      <text:p text:style-name="P17">----------------<text:span text:style-name="T2">conditions----------------------</text:span></text:p>
      <text:p text:style-name="P10">$cleaners = User::where('role', 'cleaner')-&gt;with(['UserDetails', 'CleanerHours', 'CleanerServices'])-&gt;get(); // NOTE: can be optimized --jashan</text:p>
      <text:p text:style-name="P1"/>
      <text:p text:style-name="P1">-----------<text:span text:style-name="T3">dd---------------</text:span></text:p>
      <text:p text:style-name="P1"/>
      <text:p text:style-name="P10">var_dump( $orders );</text:p>
      <text:p text:style-name="P11">echo '&lt;pre&gt;' . var_export($orders, true) . '&lt;/pre&gt;';</text:p>
      <text:p text:style-name="P3"/>
      <text:p text:style-name="P11">die();</text:p>
      <text:p text:style-name="P1"/>
      <text:p text:style-name="P1"/>
      <text:p text:style-name="P1"/>
      <text:p text:style-name="P1">* <text:s/><text:span text:style-name="T5">dd($this-&gt;orders-&gt;first()-&gt;cleaning_datetime);</text:span></text:p>
      <text:p text:style-name="P22"><text:span text:style-name="T13">$cleanerWeekDays</text:span> = <text:span text:style-name="T13">$cleaner</text:span>-&gt;<text:span text:style-name="T13">cleanerHours</text:span>-&gt;<text:span text:style-name="T14">pluck</text:span>(<text:span text:style-name="T15">'day'</text:span>)-&gt;<text:span text:style-name="T14">unique</text:span>()-&gt;<text:span text:style-name="T14">map</text:span>(<text:span text:style-name="T15">'strtolower'</text:span>)-&gt;<text:span text:style-name="T14">toArray</text:span>();</text:p>
      <text:p text:style-name="P22"/>
      <text:p text:style-name="P22"/>
      <text:p text:style-name="P22"/>
      <text:p text:style-name="P22"><text:span text:style-name="T13">$cleaners</text:span> = <text:span text:style-name="T16">User</text:span>::<text:span text:style-name="T14">has</text:span>(<text:span text:style-name="T15">'bankInfo'</text:span>)-&gt;<text:span text:style-name="T14">where</text:span>(<text:span text:style-name="T15">'role'</text:span>, <text:span text:style-name="T15">'cleaner'</text:span>)-&gt;<text:span text:style-name="T14">with</text:span>([<text:span text:style-name="T15">'UserDetails'</text:span>, <text:span text:style-name="T15">'CleanerHours'</text:span>, <text:span text:style-name="T15">'CleanerServices'</text:span>, <text:span text:style-name="T15">'cleanerReviews'</text:span>])-&gt;<text:span text:style-name="T14">get</text:span>(); <text:span text:style-name="T17">/</text:span></text:p>
      <text:p text:style-name="P22"/>
      <text:p text:style-name="P22"/>
      <text:p text:style-name="P1"/>
      <text:p text:style-name="P1"/>
      <text:p text:style-name="P16">-------------------- <text:span text:style-name="T4">write code using array-------------------</text:span></text:p>
      <text:p text:style-name="P1"/>
      <text:p text:style-name="P10">$selectedOrders = [];</text:p>
      <text:p text:style-name="P3"/>
      <text:p text:style-name="P11">foreach ( $this-&gt;orders as $order ) { </text:p>
      <text:p text:style-name="P11">$orderDate = $order-&gt;cleaning_datetime-&gt;startOfDay();</text:p>
      <text:p text:style-name="P3"/>
      <text:p text:style-name="P11">if ( $orderDate-&gt;equalTo( $this-&gt;selectedDate ) ){</text:p>
      <text:p text:style-name="P11">array_push( $selectedOrders, $order );</text:p>
      <text:p text:style-name="P11">}</text:p>
      <text:p text:style-name="P11">}</text:p>
      <text:p text:style-name="P3"/>
      <text:p text:style-name="P11">$this-&gt;selectedDateOrders = $selectedOrders;</text:p>
      <text:p text:style-name="P15">//dd( $this-&gt;selectedDateOrders[0]-&gt;cleaning_datetime );</text:p>
      <text:p text:style-name="P1"/>
      <text:p text:style-name="P1"/>
      <text:p text:style-name="P17">-----<text:span text:style-name="T6">refresh particular table in migration------</text:span></text:p>
      <text:p text:style-name="P35"><text:bookmark text:name="6123"/><text:span text:style-name="Strong_20_Emphasis"><text:span text:style-name="T7">Ro</text:span></text:span><text:span text:style-name="Strong_20_Emphasis"><text:span text:style-name="T8">l</text:span></text:span><text:span text:style-name="Strong_20_Emphasis"><text:span text:style-name="T7">lback</text:span></text:span></text:p>
      <text:p text:style-name="P33"><text:bookmark text:name="45a0"/><text:soft-page-break/>php artisan migrate:rollback --path=/database/migrations/fileName.php</text:p>
      <text:p text:style-name="P34"><text:bookmark text:name="92a1"/><text:span text:style-name="Strong_20_Emphasis"><text:span text:style-name="T7">Refresh</text:span></text:span></text:p>
      <text:p text:style-name="P33"><text:bookmark text:name="5573"/>php artisan migrate:refresh --path=/database/migrations/fileName.php</text:p>
      <text:p text:style-name="P1"/>
      <text:p text:style-name="P1"/>
      <text:p text:style-name="P21">fresh</text:p>
      <text:p text:style-name="P4"><text:span text:style-name="T9">The fact is that most developers don’t really test their down function in their migrations. They just write it in case they are needed. If the down function is wrong, the rollback will be disturbed. So, considering that </text:span><text:span text:style-name="Source_20_Text"><text:span text:style-name="T10">migrate:refresh</text:span></text:span><text:span text:style-name="T11"> </text:span><text:span text:style-name="T9">depends on the down function, there might be errors. So, it is better to use </text:span><text:span text:style-name="Source_20_Text"><text:span text:style-name="T10">migrate:fresh</text:span></text:span><text:span text:style-name="T11"> </text:span><text:span text:style-name="T9">which doesn’t depend on down functions and just empty your database to fill it again.</text:span></text:p>
      <text:p text:style-name="P27"/>
      <text:list xml:id="list883498404" text:style-name="L1">
        <text:list-item>
          <text:p text:style-name="P37">Use this command to empty all tables : but firstly take backup of DB</text:p>
        </text:list-item>
      </text:list>
      <text:p text:style-name="P27"/>
      <text:p text:style-name="P26">php artisan migrate:fresh</text:p>
      <text:p text:style-name="P4"/>
      <text:p text:style-name="P4"/>
      <text:p text:style-name="P4"/>
      <text:p text:style-name="P4">--------------------</text:p>
      <text:p text:style-name="P4"/>
      <text:p text:style-name="P29">--------------------<text:span text:style-name="T18">click on link open google calendar---------------------------------with details , fetch datetime data from db and send datetime in calendar with title.</text:span></text:p>
      <text:p text:style-name="P5"/>
      <text:p text:style-name="P5"/>
      <text:p text:style-name="P5"><text:a xlink:type="simple" xlink:href="https://github.com/spatie/calendar-links" text:style-name="Internet_20_link" text:visited-style-name="Visited_20_Internet_20_Link">https://github.com/spatie/calendar-links</text:a> <text:s/>-<text:span text:style-name="T22">&gt; follow this link to install packer who creates calender link.</text:span></text:p>
      <text:list xml:id="list3958504048" text:style-name="L2">
        <text:list-item>
          <text:p text:style-name="P39">Firstly install package then use this code. <text:s text:c="4"/></text:p>
        </text:list-item>
        <text:list-item>
          <text:p text:style-name="P38"><text:span text:style-name="T19"><text:s text:c="2"/></text:span><text:span text:style-name="T12">composer require spatie/calendar-links</text:span></text:p>
        </text:list-item>
        <text:list-item>
          <text:p text:style-name="P36">use Spatie\CalendarLinks\Link;</text:p>
        </text:list-item>
      </text:list>
      <text:p text:style-name="Text_20_body"><text:line-break/></text:p>
      <text:p text:style-name="P5"/>
      <text:p text:style-name="P5"/>
      <text:p text:style-name="P23"><text:span text:style-name="T20">$this</text:span>-&gt;<text:span text:style-name="T13">order</text:span> = <text:span text:style-name="T16">Order</text:span>::<text:span text:style-name="T14">with</text:span>([<text:span text:style-name="T15">'cleaner'</text:span>, <text:span text:style-name="T15">'items.service_item.service'</text:span>])-&gt;<text:span text:style-name="T14">find</text:span>(<text:span text:style-name="T13">$order_id</text:span>);</text:p>
      <text:p text:style-name="P5"/>
      <text:p text:style-name="P5"/>
      <text:p text:style-name="P5"/>
      <text:p text:style-name="P11">public function generateCalendarLinks()</text:p>
      <text:p text:style-name="P11">{</text:p>
      <text:p text:style-name="P11">$from = DateTime::createFromFormat('Y-m-d H:i:s', $this-&gt;order-&gt;cleaning_datetime);</text:p>
      <text:p text:style-name="P3"/>
      <text:p text:style-name="P11">$to = DateTime::createFromFormat('Y-m-d H:i:s', $this-&gt;order-&gt;cleaning_datetime);</text:p>
      <text:p text:style-name="P3"/>
      <text:p text:style-name="P11">$link = Link::create('Canary Cleaner Appointments', $from, $to)</text:p>
      <text:p text:style-name="P11">-&gt;description('Cookies &amp; cocktails!')</text:p>
      <text:p text:style-name="P11"><text:soft-page-break/>-&gt;address('Kruikstraat 22, 2018 Antwerpen');</text:p>
      <text:p text:style-name="P3"/>
      <text:p text:style-name="P11">$googleCalendarLink = $link-&gt;google();</text:p>
      <text:p text:style-name="P11">// dd($googleCalendarLink );</text:p>
      <text:p text:style-name="P11">// $iCal = $link-&gt;ics(); //Generate a data uri for an ics file (for iCal &amp; Outlook)</text:p>
      <text:p text:style-name="P11">// Generate a link to create an event on outlook.live.com calendar</text:p>
      <text:p text:style-name="P11">// $microsoftCal = $link-&gt;webOutlook();</text:p>
      <text:p text:style-name="P28"/>
      <text:p text:style-name="P11">return redirect($googleCalendarLink); <text:s text:c="13"/>////<text:span text:style-name="T18">this is used for link open in google</text:span></text:p>
      <text:p text:style-name="P3"/>
      <text:p text:style-name="P11">}</text:p>
      <text:p text:style-name="P6"><text:s/></text:p>
      <text:p text:style-name="P5"/>
      <text:p text:style-name="P6">in blade page</text:p>
      <text:p text:style-name="P6"/>
      <text:p text:style-name="P14">&lt;b class="link-design-2"&gt; Add to calendar</text:p>
      <text:p text:style-name="P3"/>
      <text:p text:style-name="P11">&lt;a href="javascript::void(0)" wire:click="generateCalendarLinks()"&gt;&lt;i class="fa-brands fa-google"&gt;&lt;/i&gt;&lt;/a&gt;</text:p>
      <text:p text:style-name="P3"/>
      <text:p text:style-name="P11"/>
      <text:p text:style-name="P11">&lt;/b&gt;</text:p>
      <text:p text:style-name="P6"/>
      <text:p text:style-name="P6">----------------- <text:span text:style-name="T24">extra-----------</text:span></text:p>
      <text:p text:style-name="P14">// public function generateCalendarLinks()</text:p>
      <text:p text:style-name="P11">// {</text:p>
      <text:p text:style-name="P11">// $from = DateTime::createFromFormat('Y-m-d H:i:s', $this-&gt;order-&gt;cleaning_datetime);</text:p>
      <text:p text:style-name="P3"/>
      <text:p text:style-name="P11">// $to = DateTime::createFromFormat('Y-m-d H:i:s', $this-&gt;order-&gt;cleaning_datetime);</text:p>
      <text:p text:style-name="P3"/>
      <text:p text:style-name="P11">// $link = Link::create('Canary Cleaner Appointments', $from, $to);</text:p>
      <text:p text:style-name="P3"/>
      <text:p text:style-name="P11">// $googleCalendarLink = $link-&gt;google();</text:p>
      <text:p text:style-name="P3"/>
      <text:p text:style-name="P11">// return redirect($googleCalendarLink);</text:p>
      <text:p text:style-name="P11">// }</text:p>
      <text:p text:style-name="P11">// public function generateCalendarLinksOutlook()</text:p>
      <text:p text:style-name="P11">// {</text:p>
      <text:p text:style-name="P11">// $from = DateTime::createFromFormat('Y-m-d H:i:s', $this-&gt;order-&gt;cleaning_datetime);</text:p>
      <text:p text:style-name="P3"/>
      <text:p text:style-name="P11">// $to = DateTime::createFromFormat('Y-m-d H:i:s', $this-&gt;order-&gt;cleaning_datetime);</text:p>
      <text:p text:style-name="P3"/>
      <text:p text:style-name="P11">// $link = Link::create('Canary Cleaner Appointments', $from, $to);</text:p>
      <text:p text:style-name="P3"/>
      <text:p text:style-name="P11">// $googleCalendarLink = $link-&gt;webOffice();</text:p>
      <text:p text:style-name="P3"/>
      <text:p text:style-name="P11">// return redirect($googleCalendarLink);</text:p>
      <text:p text:style-name="P11">// }</text:p>
      <text:p text:style-name="P3"/>
      <text:p text:style-name="P11">// public function generateCalendarLinksApple()</text:p>
      <text:p text:style-name="P11">// {</text:p>
      <text:p text:style-name="P11"><text:soft-page-break/>// $from = DateTime::createFromFormat('Y-m-d H:i:s', $this-&gt;order-&gt;cleaning_datetime);</text:p>
      <text:p text:style-name="P3"/>
      <text:p text:style-name="P11">// $to = DateTime::createFromFormat('Y-m-d H:i:s', $this-&gt;order-&gt;cleaning_datetime);</text:p>
      <text:p text:style-name="P3"/>
      <text:p text:style-name="P11">// $link = Link::create('Canary Cleaner Appointments', $from, $to);</text:p>
      <text:p text:style-name="P3"/>
      <text:p text:style-name="P11">// $googleCalendarLink = $link-&gt;ics();</text:p>
      <text:p text:style-name="P3"/>
      <text:p text:style-name="P11">// return redirect($googleCalendarLink);</text:p>
      <text:p text:style-name="P11">// }</text:p>
      <text:p text:style-name="P6"/>
      <text:p text:style-name="P31"/>
      <text:p text:style-name="P32">another way</text:p>
      <text:p text:style-name="P32">in short code in livewire</text:p>
      <text:p text:style-name="P31"/>
      <text:p text:style-name="P30">blade page :-</text:p>
      <text:p text:style-name="P13">&lt;b class="link-design-2 no-hover"&gt; Add to calendar</text:p>
      <text:p text:style-name="P3"/>
      <text:p text:style-name="P11">&lt;a class="link-design-2" href="{{ $link-&gt;google() }}" &gt;&lt;i</text:p>
      <text:p text:style-name="P11">class="fa-brands fa-google"&gt;&lt;/i&gt;&lt;/a&gt;</text:p>
      <text:p text:style-name="P3"/>
      <text:p text:style-name="P11">&lt;a href="{{ $link-&gt;webOffice() }}"&gt; &lt;i</text:p>
      <text:p text:style-name="P11">class="fa-brands fa-microsoft"&gt;&lt;/i&gt;&lt;/a&gt;</text:p>
      <text:p text:style-name="P3"/>
      <text:p text:style-name="P11">&lt;a href="{{ $link-&gt;ics() }}"&gt;&lt;i</text:p>
      <text:p text:style-name="P11">class="fa-brands fa-apple"&gt;&lt;/i&gt; &lt;/a&gt;</text:p>
      <text:p text:style-name="P11">&lt;/b&gt;</text:p>
      <text:p text:style-name="P8"/>
      <text:p text:style-name="P30">in controller:-</text:p>
      <text:p text:style-name="P8"/>
      <text:p text:style-name="P11">public function generateCalendarLinks()</text:p>
      <text:p text:style-name="P11">{</text:p>
      <text:p text:style-name="P11">$from = DateTime::createFromFormat('Y-m-d H:i:s', $this-&gt;order-&gt;cleaning_datetime);</text:p>
      <text:p text:style-name="P3"/>
      <text:p text:style-name="P11">$to = DateTime::createFromFormat('Y-m-d H:i:s', $this-&gt;order-&gt;cleaning_datetime);</text:p>
      <text:p text:style-name="P3"/>
      <text:p text:style-name="P11">$link = Link::create('Canary Cleaner Appointments', $from, $to);</text:p>
      <text:p text:style-name="P11">return $link;</text:p>
      <text:p text:style-name="P11">}</text:p>
      <text:p text:style-name="P3"/>
      <text:p text:style-name="P11">public function render()</text:p>
      <text:p text:style-name="P11">{</text:p>
      <text:p text:style-name="P11">$link = $this-&gt;generateCalendarLinks();</text:p>
      <text:p text:style-name="P11">return view('livewire.customer.appointment.thanks', [</text:p>
      <text:p text:style-name="P11">'link' =&gt; $link</text:p>
      <text:p text:style-name="P11">])-&gt;extends('layouts.app')-&gt;section('content');</text:p>
      <text:p text:style-name="P11">}</text:p>
      <text:p text:style-name="P8"/>
      <text:p text:style-name="P6"/>
      <text:p text:style-name="P6"/>
      <text:p text:style-name="P18">---------------<text:span text:style-name="T23">Mount function variable how to pass in blade page----------</text:span></text:p>
      <text:p text:style-name="P18"><text:soft-page-break/></text:p>
      <text:p text:style-name="P7">define variable as public $link;</text:p>
      <text:p text:style-name="P7">then use in mount function as $this-&gt;link;</text:p>
      <text:p text:style-name="P7"/>
      <text:p text:style-name="P7"/>
      <text:p text:style-name="P7"/>
      <text:p text:style-name="P19">----------------------------<text:span text:style-name="T25">Sweet alert livewire/laravel----------------</text:span></text:p>
      <text:p text:style-name="P7"/>
      <text:p text:style-name="P7"/>
      <text:p text:style-name="P24"><text:span text:style-name="T20">use</text:span> Jantinnerezo\LivewireAlert\<text:span text:style-name="T16">LivewireAlert</text:span>;</text:p>
      <text:p text:style-name="P7"/>
      <text:p text:style-name="P24"><text:span text:style-name="T20">use</text:span> <text:span text:style-name="T16">LivewireAlert</text:span>;</text:p>
      <text:p text:style-name="P7"/>
      <text:p text:style-name="P7"/>
      <text:p text:style-name="P24"><text:span text:style-name="T21">return</text:span> <text:span text:style-name="T20">$this</text:span>-&gt;<text:span text:style-name="T14">alert</text:span>(<text:span text:style-name="T15">"error"</text:span>, <text:span text:style-name="T15">"Cleaner don't have permission"</text:span>);</text:p>
      <text:p text:style-name="P7"/>
      <text:p text:style-name="P19">-------<text:span text:style-name="T26">condition----------------</text:span></text:p>
      <text:p text:style-name="P7"/>
      <text:p text:style-name="P24"><text:span text:style-name="T13">$user</text:span> = <text:span text:style-name="T14">auth</text:span>()-&gt;<text:span text:style-name="T14">user</text:span>()-&gt;<text:span text:style-name="T13">role</text:span> ?? <text:span text:style-name="T20">null</text:span>;</text:p>
      <text:p text:style-name="P28"/>
      <text:p text:style-name="P25"><text:span text:style-name="T21">if</text:span> (<text:span text:style-name="T13">$user</text:span> == <text:span text:style-name="T15">'cleaner'</text:span>) {</text:p>
      <text:p text:style-name="P25"><text:span text:style-name="T21">return</text:span> <text:span text:style-name="T20">$this</text:span>-&gt;<text:span text:style-name="T14">alert</text:span>(<text:span text:style-name="T15">"error"</text:span>, <text:span text:style-name="T15">"Cleaner don't have permission"</text:span>);</text:p>
      <text:p text:style-name="P25">} <text:span text:style-name="T21">else</text:span> {</text:p>
      <text:p text:style-name="P9"/>
      <text:p text:style-name="P9">only customer and who have no role yet can continue</text:p>
      <text:p text:style-name="P9">}</text:p>
      <text:p text:style-name="P9"/>
      <text:p text:style-name="P9"/>
      <text:p text:style-name="P62">-----------<text:span text:style-name="T27">spinner loader on button------</text:span><text:span text:style-name="T29">in laravel or livewire through javascript</text:span><text:span text:style-name="T27">------</text:span></text:p>
      <text:p text:style-name="P59"><text:span text:style-name="T28">&lt;</text:span><text:span text:style-name="T20">div</text:span> <text:span text:style-name="T13">class</text:span>=<text:span text:style-name="T15">"btn_nxt_prs modal-footer"</text:span><text:span text:style-name="T28">&gt;</text:span></text:p>
      <text:p text:style-name="P25"><text:span text:style-name="T28">&lt;</text:span><text:span text:style-name="T20">label</text:span> <text:span text:style-name="T13">for</text:span>=<text:span text:style-name="T15">"back2"</text:span> <text:span text:style-name="T13">class</text:span>=<text:span text:style-name="T15">"btn_b"</text:span> <text:span text:style-name="T13">wire:click</text:span>=<text:span text:style-name="T15">"previous"</text:span><text:span text:style-name="T28">&gt;</text:span>Back<text:span text:style-name="T28">&lt;/</text:span><text:span text:style-name="T20">label</text:span><text:span text:style-name="T28">&gt;</text:span></text:p>
      <text:p text:style-name="P25"><text:span text:style-name="T28">&lt;</text:span><text:span text:style-name="T20">label</text:span> <text:span text:style-name="T13">for</text:span>=<text:span text:style-name="T15">"next2"</text:span> <text:span text:style-name="T13">class</text:span>=<text:span text:style-name="T15">"btn_c"</text:span> <text:span text:style-name="T13">id</text:span>=<text:span text:style-name="T15">"schedules"</text:span> <text:span text:style-name="T13">wire:click</text:span>=<text:span text:style-name="T15">"schedule"</text:span><text:span text:style-name="T28">&gt;</text:span>Schedule Now</text:p>
      <text:p text:style-name="P28"/>
      <text:p text:style-name="P25"><text:span text:style-name="T28">&lt;/</text:span><text:span text:style-name="T20">label</text:span><text:span text:style-name="T28">&gt;</text:span></text:p>
      <text:p text:style-name="P25"><text:span text:style-name="T28">&lt;/</text:span><text:span text:style-name="T20">div</text:span><text:span text:style-name="T28">&gt;</text:span></text:p>
      <text:p text:style-name="P52"/>
      <text:p text:style-name="P41"/>
      <text:p text:style-name="P41"/>
      <text:p text:style-name="P42">&lt;script&gt;</text:p>
      <text:p text:style-name="P49">// loader on schedule button .. <text:span text:style-name="T27">button hide loader show on click</text:span></text:p>
      <text:p text:style-name="P51">$("#schedules").on("click",function(){</text:p>
      <text:p text:style-name="P51">$("#schedules").html("&lt;div&gt;&lt;i class='fa fa-spinner fa-spin' style='font-size:24px'&gt;&lt;/i&gt;&lt;/div&gt;");</text:p>
      <text:p text:style-name="P43"/>
      <text:p text:style-name="P51">});</text:p>
      <text:p text:style-name="P51"/>
      <text:p text:style-name="P48">&lt;/script&gt;</text:p>
      <text:p text:style-name="P48">or</text:p>
      <text:p text:style-name="P48"/>
      <text:p text:style-name="P48">show loader side on the button</text:p>
      <text:p text:style-name="P48"/>
      <text:p text:style-name="P42">&lt;script&gt;</text:p>
      <text:p text:style-name="P50">// loader on schedule button .. <text:span text:style-name="T27">button hide loader show on click</text:span></text:p>
      <text:p text:style-name="P57"><text:soft-page-break/><text:span text:style-name="T14">$</text:span>(<text:span text:style-name="T15">"#schedules"</text:span>).<text:span text:style-name="T14">on</text:span>(<text:span text:style-name="T15">"click"</text:span>,<text:span text:style-name="T20">function</text:span>(){</text:p>
      <text:p text:style-name="P25"><text:span text:style-name="T14">$</text:span>(<text:span text:style-name="T15">".modal-footer"</text:span>).<text:span text:style-name="T14">append</text:span>(<text:span text:style-name="T15">"&lt;div&gt;&lt;i class='fa fa-spinner fa-spin' style='font-size:24px'&gt;&lt;/i&gt;&lt;/div&gt;"</text:span>);</text:p>
      <text:p text:style-name="P28"/>
      <text:p text:style-name="P25">});</text:p>
      <text:p text:style-name="P57"/>
      <text:p text:style-name="P47">&lt;/script&gt;</text:p>
      <text:p text:style-name="P9"/>
      <text:p text:style-name="P9"/>
      <text:p text:style-name="P9">-----------<text:span text:style-name="T30">sweetalert confirm in laravel using ajax-------------</text:span></text:p>
      <text:p text:style-name="P58"><text:span text:style-name="T28">&lt;</text:span><text:span text:style-name="T20">button</text:span> <text:span text:style-name="T13">class</text:span>=<text:span text:style-name="T15">"btn btn-danger servideletebtn"</text:span></text:p>
      <text:p text:style-name="P25"><text:span text:style-name="T13">data-id</text:span>=<text:span text:style-name="T15">"</text:span><text:span text:style-name="T14">{{</text:span><text:span text:style-name="T15"> </text:span><text:span text:style-name="T13">$favourite</text:span>-&gt;<text:span text:style-name="T13">id</text:span><text:span text:style-name="T15"> </text:span><text:span text:style-name="T14">}}</text:span><text:span text:style-name="T15">"</text:span><text:span text:style-name="T28">&gt;</text:span>Delete<text:span text:style-name="T28">&lt;/</text:span><text:span text:style-name="T20">button</text:span><text:span text:style-name="T28">&gt;</text:span></text:p>
      <text:p text:style-name="P9"/>
      <text:p text:style-name="P9"/>
      <text:p text:style-name="P25"><text:span text:style-name="T28">&lt;</text:span><text:span text:style-name="T20">script</text:span> <text:span text:style-name="T13">src</text:span>=<text:span text:style-name="T15">"https://cdnjs.cloudflare.com/ajax/libs/sweetalert/2.1.0/sweetalert.min.js"</text:span><text:span text:style-name="T28">&gt;&lt;/</text:span><text:span text:style-name="T20">script</text:span><text:span text:style-name="T28">&gt;</text:span></text:p>
      <text:p text:style-name="P25"><text:span text:style-name="T28">&lt;</text:span><text:span text:style-name="T20">script</text:span> <text:span text:style-name="T13">type</text:span>=<text:span text:style-name="T15">"text/javascript"</text:span><text:span text:style-name="T28">&gt;</text:span></text:p>
      <text:p text:style-name="P28"/>
      <text:p text:style-name="P25"><text:span text:style-name="T14">$</text:span>(<text:span text:style-name="T15">'.servideletebtn'</text:span>).<text:span text:style-name="T14">click</text:span>(<text:span text:style-name="T20">function</text:span>(<text:span text:style-name="T13">event</text:span>) {</text:p>
      <text:p text:style-name="P25"><text:span text:style-name="T20">var</text:span> <text:span text:style-name="T13">form</text:span> = <text:span text:style-name="T14">$</text:span>(<text:span text:style-name="T20">this</text:span>).<text:span text:style-name="T14">closest</text:span>(<text:span text:style-name="T15">"form"</text:span>);</text:p>
      <text:p text:style-name="P25"><text:span text:style-name="T20">var</text:span> <text:span text:style-name="T13">name</text:span> = <text:span text:style-name="T14">$</text:span>(<text:span text:style-name="T20">this</text:span>).<text:span text:style-name="T14">data</text:span>(<text:span text:style-name="T15">"name"</text:span>);</text:p>
      <text:p text:style-name="P25"><text:span text:style-name="T13">event</text:span>.<text:span text:style-name="T14">preventDefault</text:span>();</text:p>
      <text:p text:style-name="P25"><text:span text:style-name="T14">swal</text:span>({</text:p>
      <text:p text:style-name="P25"><text:span text:style-name="T13">title:</text:span> <text:span text:style-name="T15">`Are you sure you want to remove cleaner from Favourites?`</text:span>,</text:p>
      <text:p text:style-name="P25"><text:span text:style-name="T13">text:</text:span> <text:span text:style-name="T15">"If you delete this, it will be gone forever."</text:span>,</text:p>
      <text:p text:style-name="P25"><text:span text:style-name="T13">icon:</text:span> <text:span text:style-name="T15">"warning"</text:span>,</text:p>
      <text:p text:style-name="P25"><text:span text:style-name="T13">buttons:</text:span> <text:span text:style-name="T20">true</text:span>,</text:p>
      <text:p text:style-name="P25"><text:span text:style-name="T13">buttons:</text:span> [<text:span text:style-name="T15">"No"</text:span>, <text:span text:style-name="T15">"Yes"</text:span>],</text:p>
      <text:p text:style-name="P25"><text:span text:style-name="T13">dangerMode:</text:span> <text:span text:style-name="T20">true</text:span>,</text:p>
      <text:p text:style-name="P25">})</text:p>
      <text:p text:style-name="P25">.<text:span text:style-name="T14">then</text:span>((<text:span text:style-name="T13">willDelete</text:span>) <text:span text:style-name="T20">=&gt;</text:span> {</text:p>
      <text:p text:style-name="P25"><text:span text:style-name="T21">if</text:span> (<text:span text:style-name="T13">willDelete</text:span>) {</text:p>
      <text:p text:style-name="P25"><text:span text:style-name="T13">form</text:span>.<text:span text:style-name="T14">submit</text:span>();</text:p>
      <text:p text:style-name="P25">}</text:p>
      <text:p text:style-name="P25">});</text:p>
      <text:p text:style-name="P25">});</text:p>
      <text:p text:style-name="P28"/>
      <text:p text:style-name="P25"><text:span text:style-name="T28">&lt;/</text:span><text:span text:style-name="T20">script</text:span><text:span text:style-name="T28">&gt;</text:span></text:p>
      <text:p text:style-name="P9"/>
      <text:p text:style-name="P9"/>
      <text:p text:style-name="P58"><text:span text:style-name="T20">public</text:span> <text:span text:style-name="T20">function</text:span> <text:span text:style-name="T14">deleteFavouriteCleaner</text:span>(<text:span text:style-name="T13">$id</text:span>)</text:p>
      <text:p text:style-name="P25">{</text:p>
      <text:p text:style-name="P25"><text:span text:style-name="T21">if</text:span> (<text:span text:style-name="T13">$id</text:span>) {</text:p>
      <text:p text:style-name="P25"><text:span text:style-name="T16">Favourite</text:span>::<text:span text:style-name="T14">find</text:span>(<text:span text:style-name="T13">$id</text:span>)-&gt;<text:span text:style-name="T14">delete</text:span>();</text:p>
      <text:p text:style-name="P25">}</text:p>
      <text:p text:style-name="P25"><text:span text:style-name="T21">return</text:span> <text:span text:style-name="T14">back</text:span>();</text:p>
      <text:p text:style-name="P60">// return response()-&gt;json(['status' =&gt; 'Category Deleted Successfully']);</text:p>
      <text:p text:style-name="P25">}</text:p>
      <text:p text:style-name="P9"/>
      <text:p text:style-name="P9"/>
      <text:p text:style-name="P9"/>
      <text:p text:style-name="P9"><text:soft-page-break/></text:p>
      <text:p text:style-name="P9">------------------<text:span text:style-name="T31">URL link create -----------------</text:span></text:p>
      <text:p text:style-name="P44">fetch url link from DB table and show in icon and click on icon open site</text:p>
      <text:p text:style-name="P44"/>
      <text:p text:style-name="P46">NOTE:- save url in DB like: <text:s/>https://www.facebook.com/</text:p>
      <text:p text:style-name="P44"/>
      <text:p text:style-name="P53">&lt;p&gt;Social Profile&lt;/p&gt;</text:p>
      <text:p text:style-name="P51">&lt;div&gt;</text:p>
      <text:p text:style-name="P51">@php</text:p>
      <text:p text:style-name="P51">$url = $cleaner-&gt;userdetails-&gt;facebook;</text:p>
      <text:p text:style-name="P43"/>
      <text:p text:style-name="P51">@endphp</text:p>
      <text:p text:style-name="P43"/>
      <text:p text:style-name="P51">&lt;a href="{{$url}}" target="_blank"&gt;&lt;i class="fa-brands fa-facebook"&gt;&lt;/i&gt;</text:p>
      <text:p text:style-name="P51">&lt;/a&gt;</text:p>
      <text:p text:style-name="P51"/>
      <text:p text:style-name="P55">or</text:p>
      <text:p text:style-name="P54"/>
      <text:p text:style-name="P51">&lt;a href="{{ url($cleaner-&gt;userdetails-&gt;twitter) }}" target="_blank"&gt; &lt;i class="fa-brands fa-twitter"&gt;&lt;/i&gt;&lt;/a&gt;</text:p>
      <text:p text:style-name="P43"/>
      <text:p text:style-name="P51">&lt;a href="{{ url($cleaner-&gt;userdetails-&gt;instagram) }}" target="_blank"&gt;&lt;i class="fa-brands fa-instagram"&gt;&lt;/i&gt;&lt;/a&gt;</text:p>
      <text:p text:style-name="P51">&lt;a href="{{ url($cleaner-&gt;userdetails-&gt;linkedin) }}" target="_blank"&gt;&lt;i class="fa-brands fa-linkedin-in"&gt;&lt;/i&gt;&lt;/a&gt;</text:p>
      <text:p text:style-name="P63"/>
      <text:p text:style-name="P51">&lt;/div&gt;</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17:37:58.136158421</meta:creation-date>
    <meta:generator>LibreOffice/6.4.7.2$Linux_X86_64 LibreOffice_project/40$Build-2</meta:generator>
    <dc:date>2023-01-30T17:48:14.341144660</dc:date>
    <meta:editing-duration>PT7H38M52S</meta:editing-duration>
    <meta:editing-cycles>45</meta:editing-cycles>
    <meta:document-statistic meta:table-count="0" meta:image-count="0" meta:object-count="0" meta:page-count="7" meta:paragraph-count="192" meta:word-count="837" meta:character-count="8015" meta:non-whitespace-character-count="7362"/>
  </office:meta>
</office:document-meta>
</file>